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nd</text:p>
          </table:table-cell>
          <table:table-cell office:value-type="string">
            <text:p>DT</text:p>
          </table:table-cell>
          <table:table-cell office:value-type="string">
            <text:p>FrRnd</text:p>
          </table:table-cell>
          <table:table-cell office:value-type="string">
            <text:p>RdPck</text:p>
          </table:table-cell>
          <table:table-cell office:value-type="string">
            <text:p>Tm</text:p>
          </table:table-cell>
          <table:table-cell office:value-type="string">
            <text:p>Signed</text:p>
          </table:table-cell>
          <table:table-cell office:value-type="string">
            <text:p>Name</text:p>
          </table:table-cell>
          <table:table-cell office:value-type="string">
            <text:p>Pos</text:p>
          </table:table-cell>
          <table:table-cell office:value-type="string">
            <text:p>WAR</text:p>
          </table:table-cell>
          <table:table-cell office:value-type="string">
            <text:p>G</text:p>
          </table:table-cell>
          <table:table-cell office:value-type="string">
            <text:p>AB</text:p>
          </table:table-cell>
          <table:table-cell office:value-type="string">
            <text:p>HR</text:p>
          </table:table-cell>
          <table:table-cell office:value-type="string">
            <text:p>BA</text:p>
          </table:table-cell>
          <table:table-cell office:value-type="string">
            <text:p>OPS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ERA</text:p>
          </table:table-cell>
          <table:table-cell office:value-type="string">
            <text:p>WHIP</text:p>
          </table:table-cell>
          <table:table-cell office:value-type="string">
            <text:p>SV</text:p>
          </table:table-cell>
          <table:table-cell office:value-type="string">
            <text:p>Type</text:p>
          </table:table-cell>
          <table:table-cell office:value-type="string">
            <text:p>Drafted Out of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hillies</text:p>
          </table:table-cell>
          <table:table-cell office:value-type="string">
            <text:p>Y</text:p>
          </table:table-cell>
          <table:table-cell office:value-type="string">
            <text:p>Mickey Moniak (minors)</text:p>
          </table:table-cell>
          <table:table-cell office:value-type="string">
            <text:p>OF</text:p>
          </table:table-cell>
          <table:table-cell table:number-columns-repeated="12"/>
          <table:table-cell office:value-type="string">
            <text:p>HS</text:p>
          </table:table-cell>
          <table:table-cell office:value-type="string">
            <text:p>La Costa Canyon HS (Carlsbad CA)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Diamondbacks</text:p>
          </table:table-cell>
          <table:table-cell office:value-type="string">
            <text:p>Y</text:p>
          </table:table-cell>
          <table:table-cell office:value-type="string">
            <text:p>Dansby Swanson (minors)\swansda01</text:p>
          </table:table-cell>
          <table:table-cell office:value-type="string">
            <text:p>SS</text:p>
          </table:table-cell>
          <table:table-cell office:value-type="float" office:value="0.9">
            <text:p>0.9</text:p>
          </table:table-cell>
          <table:table-cell office:value-type="float" office:value="38">
            <text:p>38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0.302">
            <text:p>0.302</text:p>
          </table:table-cell>
          <table:table-cell office:value-type="float" office:value="0.803">
            <text:p>0.803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Vanderbilt University (Nashville TN)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stros</text:p>
          </table:table-cell>
          <table:table-cell office:value-type="string">
            <text:p>N</text:p>
          </table:table-cell>
          <table:table-cell office:value-type="string">
            <text:p>Brady Aiken (minors)</text:p>
          </table:table-cell>
          <table:table-cell office:value-type="string">
            <text:p>LHP</text:p>
          </table:table-cell>
          <table:table-cell table:number-columns-repeated="12"/>
          <table:table-cell office:value-type="string">
            <text:p>HS</text:p>
          </table:table-cell>
          <table:table-cell office:value-type="string">
            <text:p>Cathedral Catholic HS (San Diego CA)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stros</text:p>
          </table:table-cell>
          <table:table-cell office:value-type="string">
            <text:p>Y</text:p>
          </table:table-cell>
          <table:table-cell office:value-type="string">
            <text:p>Mark Appel (minors)</text:p>
          </table:table-cell>
          <table:table-cell office:value-type="string">
            <text:p>RHP</text:p>
          </table:table-cell>
          <table:table-cell table:number-columns-repeated="12"/>
          <table:table-cell office:value-type="string">
            <text:p>4Yr</text:p>
          </table:table-cell>
          <table:table-cell office:value-type="string">
            <text:p>Stanford University (Palo Alto CA)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stros</text:p>
          </table:table-cell>
          <table:table-cell office:value-type="string">
            <text:p>Y</text:p>
          </table:table-cell>
          <table:table-cell office:value-type="string">
            <text:p>Carlos Correa (minors)\correca01</text:p>
          </table:table-cell>
          <table:table-cell office:value-type="string">
            <text:p>SS</text:p>
          </table:table-cell>
          <table:table-cell office:value-type="float" office:value="10.1">
            <text:p>10.1</text:p>
          </table:table-cell>
          <table:table-cell office:value-type="float" office:value="252">
            <text:p>252</text:p>
          </table:table-cell>
          <table:table-cell office:value-type="float" office:value="964">
            <text:p>964</text:p>
          </table:table-cell>
          <table:table-cell office:value-type="float" office:value="42">
            <text:p>42</text:p>
          </table:table-cell>
          <table:table-cell office:value-type="float" office:value="0.276">
            <text:p>0.276</text:p>
          </table:table-cell>
          <table:table-cell office:value-type="float" office:value="0.829">
            <text:p>0.829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Puerto Rico Baseball Academy (Gurabo PR)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irates</text:p>
          </table:table-cell>
          <table:table-cell office:value-type="string">
            <text:p>Y</text:p>
          </table:table-cell>
          <table:table-cell office:value-type="string">
            <text:p>Gerrit Cole (minors)\colege01</text:p>
          </table:table-cell>
          <table:table-cell office:value-type="string">
            <text:p>RHP</text:p>
          </table:table-cell>
          <table:table-cell office:value-type="float" office:value="9.4">
            <text:p>9.4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178">
            <text:p>0.178</text:p>
          </table:table-cell>
          <table:table-cell office:value-type="float" office:value="0.421">
            <text:p>0.421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.23">
            <text:p>3.2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University of California Los Angeles (Los Angeles CA)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Nationals</text:p>
          </table:table-cell>
          <table:table-cell office:value-type="string">
            <text:p>Y</text:p>
          </table:table-cell>
          <table:table-cell office:value-type="string">
            <text:p>Bryce Harper (minors)\harpebr03</text:p>
          </table:table-cell>
          <table:table-cell office:value-type="string">
            <text:p>OF</text:p>
          </table:table-cell>
          <table:table-cell office:value-type="float" office:value="21.5">
            <text:p>21.5</text:p>
          </table:table-cell>
          <table:table-cell office:value-type="float" office:value="657">
            <text:p>657</text:p>
          </table:table-cell>
          <table:table-cell office:value-type="float" office:value="2336">
            <text:p>2336</text:p>
          </table:table-cell>
          <table:table-cell office:value-type="float" office:value="121">
            <text:p>121</text:p>
          </table:table-cell>
          <table:table-cell office:value-type="float" office:value="0.279">
            <text:p>0.279</text:p>
          </table:table-cell>
          <table:table-cell office:value-type="float" office:value="0.883">
            <text:p>0.883</text:p>
          </table:table-cell>
          <table:table-cell table:number-columns-repeated="6"/>
          <table:table-cell office:value-type="string">
            <text:p>JC</text:p>
          </table:table-cell>
          <table:table-cell office:value-type="string">
            <text:p>College of Southern Nevada (Henderson NV)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Nationals</text:p>
          </table:table-cell>
          <table:table-cell office:value-type="string">
            <text:p>Y</text:p>
          </table:table-cell>
          <table:table-cell office:value-type="string">
            <text:p>Stephen Strasburg (minors)\strasst01</text:p>
          </table:table-cell>
          <table:table-cell office:value-type="string">
            <text:p>RHP</text:p>
          </table:table-cell>
          <table:table-cell office:value-type="float" office:value="18.2">
            <text:p>18.2</text:p>
          </table:table-cell>
          <table:table-cell office:value-type="float" office:value="156">
            <text:p>1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.157">
            <text:p>0.157</text:p>
          </table:table-cell>
          <table:table-cell office:value-type="float" office:value="0.405">
            <text:p>0.405</text:p>
          </table:table-cell>
          <table:table-cell office:value-type="float" office:value="156">
            <text:p>156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3.17">
            <text:p>3.17</text:p>
          </table:table-cell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San Diego State University (San Diego CA)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Rays</text:p>
          </table:table-cell>
          <table:table-cell office:value-type="string">
            <text:p>Y</text:p>
          </table:table-cell>
          <table:table-cell office:value-type="string">
            <text:p>Tim Beckham (minors)\beckhti01</text:p>
          </table:table-cell>
          <table:table-cell office:value-type="string">
            <text:p>SS</text:p>
          </table:table-cell>
          <table:table-cell office:value-type="float" office:value="1.3">
            <text:p>1.3</text:p>
          </table:table-cell>
          <table:table-cell office:value-type="float" office:value="151">
            <text:p>151</text:p>
          </table:table-cell>
          <table:table-cell office:value-type="float" office:value="408">
            <text:p>408</text:p>
          </table:table-cell>
          <table:table-cell office:value-type="float" office:value="14">
            <text:p>14</text:p>
          </table:table-cell>
          <table:table-cell office:value-type="float" office:value="0.238">
            <text:p>0.238</text:p>
          </table:table-cell>
          <table:table-cell office:value-type="float" office:value="0.72">
            <text:p>0.72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Griffin HS (Griffin GA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Devil Rays</text:p>
          </table:table-cell>
          <table:table-cell office:value-type="string">
            <text:p>Y</text:p>
          </table:table-cell>
          <table:table-cell office:value-type="string">
            <text:p>David Price (minors)\priceda01</text:p>
          </table:table-cell>
          <table:table-cell office:value-type="string">
            <text:p>LHP</text:p>
          </table:table-cell>
          <table:table-cell office:value-type="float" office:value="31.9">
            <text:p>31.9</text:p>
          </table:table-cell>
          <table:table-cell office:value-type="float" office:value="253">
            <text:p>25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143">
            <text:p>0.143</text:p>
          </table:table-cell>
          <table:table-cell office:value-type="float" office:value="253">
            <text:p>253</text:p>
          </table:table-cell>
          <table:table-cell office:value-type="float" office:value="121">
            <text:p>121</text:p>
          </table:table-cell>
          <table:table-cell office:value-type="float" office:value="65">
            <text:p>65</text:p>
          </table:table-cell>
          <table:table-cell office:value-type="float" office:value="3.21">
            <text:p>3.21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Vanderbilt University (Nashville TN)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Royals</text:p>
          </table:table-cell>
          <table:table-cell office:value-type="string">
            <text:p>Y</text:p>
          </table:table-cell>
          <table:table-cell office:value-type="string">
            <text:p>Luke Hochevar (minors)\hochelu01</text:p>
          </table:table-cell>
          <table:table-cell office:value-type="string">
            <text:p>RHP</text:p>
          </table:table-cell>
          <table:table-cell office:value-type="float" office:value="3.1">
            <text:p>3.1</text:p>
          </table:table-cell>
          <table:table-cell office:value-type="float" office:value="280">
            <text:p>2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0.125">
            <text:p>0.125</text:p>
          </table:table-cell>
          <table:table-cell office:value-type="float" office:value="279">
            <text:p>279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4.98">
            <text:p>4.98</text:p>
          </table:table-cell>
          <table:table-cell office:value-type="float" office:value="1.34">
            <text:p>1.3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Diamondbacks</text:p>
          </table:table-cell>
          <table:table-cell office:value-type="string">
            <text:p>Y</text:p>
          </table:table-cell>
          <table:table-cell office:value-type="string">
            <text:p>Justin Upton (minors)\uptonju01</text:p>
          </table:table-cell>
          <table:table-cell office:value-type="string">
            <text:p>SS</text:p>
          </table:table-cell>
          <table:table-cell office:value-type="float" office:value="26.7">
            <text:p>26.7</text:p>
          </table:table-cell>
          <table:table-cell office:value-type="float" office:value="1337">
            <text:p>1337</text:p>
          </table:table-cell>
          <table:table-cell office:value-type="float" office:value="4899">
            <text:p>4899</text:p>
          </table:table-cell>
          <table:table-cell office:value-type="float" office:value="221">
            <text:p>221</text:p>
          </table:table-cell>
          <table:table-cell office:value-type="float" office:value="0.268">
            <text:p>0.268</text:p>
          </table:table-cell>
          <table:table-cell office:value-type="float" office:value="0.819">
            <text:p>0.819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Great Bridge HS (Chesapeake VA)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adres</text:p>
          </table:table-cell>
          <table:table-cell office:value-type="string">
            <text:p>Y</text:p>
          </table:table-cell>
          <table:table-cell office:value-type="string">
            <text:p>Matt Bush (minors)\bushma01</text:p>
          </table:table-cell>
          <table:table-cell office:value-type="string">
            <text:p>SS</text:p>
          </table:table-cell>
          <table:table-cell office:value-type="float" office:value="2.1">
            <text:p>2.1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48">
            <text:p>2.48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string">
            <text:p>HS</text:p>
          </table:table-cell>
          <table:table-cell office:value-type="string">
            <text:p>Mission Bay HS (San Diego CA)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Devil Rays</text:p>
          </table:table-cell>
          <table:table-cell office:value-type="string">
            <text:p>Y</text:p>
          </table:table-cell>
          <table:table-cell office:value-type="string">
            <text:p>Delmon Young (minors)\youngde03</text:p>
          </table:table-cell>
          <table:table-cell office:value-type="string">
            <text:p>OF</text:p>
          </table:table-cell>
          <table:table-cell office:value-type="float" office:value="2.5">
            <text:p>2.5</text:p>
          </table:table-cell>
          <table:table-cell office:value-type="float" office:value="1118">
            <text:p>1118</text:p>
          </table:table-cell>
          <table:table-cell office:value-type="float" office:value="4108">
            <text:p>4108</text:p>
          </table:table-cell>
          <table:table-cell office:value-type="float" office:value="109">
            <text:p>109</text:p>
          </table:table-cell>
          <table:table-cell office:value-type="float" office:value="0.283">
            <text:p>0.283</text:p>
          </table:table-cell>
          <table:table-cell office:value-type="float" office:value="0.737">
            <text:p>0.737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Adolfo Camarillo HS (Camarillo CA)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irates</text:p>
          </table:table-cell>
          <table:table-cell office:value-type="string">
            <text:p>Y</text:p>
          </table:table-cell>
          <table:table-cell office:value-type="string">
            <text:p>Bryan Bullington (minors)\bullibr01</text:p>
          </table:table-cell>
          <table:table-cell office:value-type="string">
            <text:p>RHP</text:p>
          </table:table-cell>
          <table:table-cell office:value-type="float" office:value="-0.2">
            <text:p>-0.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">
            <text:p>0.333</text:p>
          </table:table-cell>
          <table:table-cell office:value-type="float" office:value="0.667">
            <text:p>0.66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.62">
            <text:p>5.62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Ball State University (Muncie IN)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Twins</text:p>
          </table:table-cell>
          <table:table-cell office:value-type="string">
            <text:p>Y</text:p>
          </table:table-cell>
          <table:table-cell office:value-type="string">
            <text:p>Joe Mauer (minors)\mauerjo01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1590">
            <text:p>1590</text:p>
          </table:table-cell>
          <table:table-cell office:value-type="float" office:value="5919">
            <text:p>5919</text:p>
          </table:table-cell>
          <table:table-cell office:value-type="float" office:value="130">
            <text:p>130</text:p>
          </table:table-cell>
          <table:table-cell office:value-type="float" office:value="0.308">
            <text:p>0.308</text:p>
          </table:table-cell>
          <table:table-cell office:value-type="float" office:value="0.837">
            <text:p>0.837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retin HS (St. Paul MN)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arlins</text:p>
          </table:table-cell>
          <table:table-cell office:value-type="string">
            <text:p>Y</text:p>
          </table:table-cell>
          <table:table-cell office:value-type="string">
            <text:p>Adrian Gonzalez (minors)\gonzaad01</text:p>
          </table:table-cell>
          <table:table-cell office:value-type="string">
            <text:p>1B</text:p>
          </table:table-cell>
          <table:table-cell office:value-type="float" office:value="43.8">
            <text:p>43.8</text:p>
          </table:table-cell>
          <table:table-cell office:value-type="float" office:value="1804">
            <text:p>1804</text:p>
          </table:table-cell>
          <table:table-cell office:value-type="float" office:value="6739">
            <text:p>6739</text:p>
          </table:table-cell>
          <table:table-cell office:value-type="float" office:value="308">
            <text:p>308</text:p>
          </table:table-cell>
          <table:table-cell office:value-type="float" office:value="0.29">
            <text:p>0.29</text:p>
          </table:table-cell>
          <table:table-cell office:value-type="float" office:value="0.854">
            <text:p>0.854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Eastlake HS (Chula Vista CA)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Devil Rays</text:p>
          </table:table-cell>
          <table:table-cell office:value-type="string">
            <text:p>Y</text:p>
          </table:table-cell>
          <table:table-cell office:value-type="string">
            <text:p>Josh Hamilton (minors)\hamiljo03</text:p>
          </table:table-cell>
          <table:table-cell office:value-type="string">
            <text:p>OF</text:p>
          </table:table-cell>
          <table:table-cell office:value-type="float" office:value="28.1">
            <text:p>28.1</text:p>
          </table:table-cell>
          <table:table-cell office:value-type="float" office:value="1027">
            <text:p>1027</text:p>
          </table:table-cell>
          <table:table-cell office:value-type="float" office:value="3909">
            <text:p>3909</text:p>
          </table:table-cell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0.865">
            <text:p>0.865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Athens Drive HS (Raleigh NC)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hillies</text:p>
          </table:table-cell>
          <table:table-cell office:value-type="string">
            <text:p>Y</text:p>
          </table:table-cell>
          <table:table-cell office:value-type="string">
            <text:p>Pat Burrell (minors)\burrepa01</text:p>
          </table:table-cell>
          <table:table-cell office:value-type="string">
            <text:p>3B</text:p>
          </table:table-cell>
          <table:table-cell office:value-type="float" office:value="18.8">
            <text:p>18.8</text:p>
          </table:table-cell>
          <table:table-cell office:value-type="float" office:value="1640">
            <text:p>1640</text:p>
          </table:table-cell>
          <table:table-cell office:value-type="float" office:value="5503">
            <text:p>5503</text:p>
          </table:table-cell>
          <table:table-cell office:value-type="float" office:value="292">
            <text:p>292</text:p>
          </table:table-cell>
          <table:table-cell office:value-type="float" office:value="0.253">
            <text:p>0.253</text:p>
          </table:table-cell>
          <table:table-cell office:value-type="float" office:value="0.834">
            <text:p>0.834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University of Miami (Coral Gables FL)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Tigers</text:p>
          </table:table-cell>
          <table:table-cell office:value-type="string">
            <text:p>Y</text:p>
          </table:table-cell>
          <table:table-cell office:value-type="string">
            <text:p>Matt Anderson (minors)\anderma01</text:p>
          </table:table-cell>
          <table:table-cell office:value-type="string">
            <text:p>RHP</text:p>
          </table:table-cell>
          <table:table-cell office:value-type="float" office:value="-0.5">
            <text:p>-0.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.19">
            <text:p>5.19</text:p>
          </table:table-cell>
          <table:table-cell office:value-type="float" office:value="1.58">
            <text:p>1.58</text:p>
          </table:table-cell>
          <table:table-cell office:value-type="float" office:value="26">
            <text:p>26</text:p>
          </table:table-cell>
          <table:table-cell office:value-type="string">
            <text:p>4Yr</text:p>
          </table:table-cell>
          <table:table-cell office:value-type="string">
            <text:p>Rice University (Houston TX)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irates</text:p>
          </table:table-cell>
          <table:table-cell office:value-type="string">
            <text:p>Y</text:p>
          </table:table-cell>
          <table:table-cell office:value-type="string">
            <text:p>Kris Benson (minors)\bensokr01</text:p>
          </table:table-cell>
          <table:table-cell office:value-type="string">
            <text:p>RHP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0.131">
            <text:p>0.131</text:p>
          </table:table-cell>
          <table:table-cell office:value-type="float" office:value="0.337">
            <text:p>0.337</text:p>
          </table:table-cell>
          <table:table-cell office:value-type="float" office:value="206">
            <text:p>206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4.42">
            <text:p>4.42</text:p>
          </table:table-cell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Clemson University (Clemson SC)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ngels</text:p>
          </table:table-cell>
          <table:table-cell office:value-type="string">
            <text:p>Y</text:p>
          </table:table-cell>
          <table:table-cell office:value-type="string">
            <text:p>Darin Erstad (minors)\erstada01</text:p>
          </table:table-cell>
          <table:table-cell office:value-type="string">
            <text:p>OF</text:p>
          </table:table-cell>
          <table:table-cell office:value-type="float" office:value="32.3">
            <text:p>32.3</text:p>
          </table:table-cell>
          <table:table-cell office:value-type="float" office:value="1654">
            <text:p>1654</text:p>
          </table:table-cell>
          <table:table-cell office:value-type="float" office:value="6024">
            <text:p>6024</text:p>
          </table:table-cell>
          <table:table-cell office:value-type="float" office:value="124">
            <text:p>124</text:p>
          </table:table-cell>
          <table:table-cell office:value-type="float" office:value="0.282">
            <text:p>0.282</text:p>
          </table:table-cell>
          <table:table-cell office:value-type="float" office:value="0.743">
            <text:p>0.743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University of Nebraska at Lincoln (Lincoln NE)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ets</text:p>
          </table:table-cell>
          <table:table-cell office:value-type="string">
            <text:p>Y</text:p>
          </table:table-cell>
          <table:table-cell office:value-type="string">
            <text:p>Paul Wilson (minors)\wilsopa02</text:p>
          </table:table-cell>
          <table:table-cell office:value-type="string">
            <text:p>RHP</text:p>
          </table:table-cell>
          <table:table-cell office:value-type="float" office:value="2.2">
            <text:p>2.2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float" office:value="0.271">
            <text:p>0.271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.86">
            <text:p>4.86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Florida State University (Tallahassee FL)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ariners</text:p>
          </table:table-cell>
          <table:table-cell office:value-type="string">
            <text:p>Y</text:p>
          </table:table-cell>
          <table:table-cell office:value-type="string">
            <text:p>Alex Rodriguez (minors)\rodrial01</text:p>
          </table:table-cell>
          <table:table-cell office:value-type="string">
            <text:p>SS</text:p>
          </table:table-cell>
          <table:table-cell office:value-type="float" office:value="117.7">
            <text:p>117.7</text:p>
          </table:table-cell>
          <table:table-cell office:value-type="float" office:value="2784">
            <text:p>2784</text:p>
          </table:table-cell>
          <table:table-cell office:value-type="float" office:value="10566">
            <text:p>10566</text:p>
          </table:table-cell>
          <table:table-cell office:value-type="float" office:value="696">
            <text:p>696</text:p>
          </table:table-cell>
          <table:table-cell office:value-type="float" office:value="0.295">
            <text:p>0.295</text:p>
          </table:table-cell>
          <table:table-cell office:value-type="float" office:value="0.93">
            <text:p>0.9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Westminster Christian (Miami FL)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stros</text:p>
          </table:table-cell>
          <table:table-cell office:value-type="string">
            <text:p>Y</text:p>
          </table:table-cell>
          <table:table-cell office:value-type="string">
            <text:p>Phil Nevin (minors)\nevinph01</text:p>
          </table:table-cell>
          <table:table-cell office:value-type="string">
            <text:p>3B</text:p>
          </table:table-cell>
          <table:table-cell office:value-type="float" office:value="15.8">
            <text:p>15.8</text:p>
          </table:table-cell>
          <table:table-cell office:value-type="float" office:value="1217">
            <text:p>1217</text:p>
          </table:table-cell>
          <table:table-cell office:value-type="float" office:value="4188">
            <text:p>4188</text:p>
          </table:table-cell>
          <table:table-cell office:value-type="float" office:value="208">
            <text:p>208</text:p>
          </table:table-cell>
          <table:table-cell office:value-type="float" office:value="0.27">
            <text:p>0.27</text:p>
          </table:table-cell>
          <table:table-cell office:value-type="float" office:value="0.814">
            <text:p>0.814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California State University Fullerton (Fullerton CA)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Yankees</text:p>
          </table:table-cell>
          <table:table-cell office:value-type="string">
            <text:p>Y</text:p>
          </table:table-cell>
          <table:table-cell office:value-type="string">
            <text:p>Brien Taylor (minors)</text:p>
          </table:table-cell>
          <table:table-cell office:value-type="string">
            <text:p>LHP</text:p>
          </table:table-cell>
          <table:table-cell table:number-columns-repeated="12"/>
          <table:table-cell office:value-type="string">
            <text:p>HS</text:p>
          </table:table-cell>
          <table:table-cell office:value-type="string">
            <text:p>East Carteret HS (Beaufort NC)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Braves</text:p>
          </table:table-cell>
          <table:table-cell office:value-type="string">
            <text:p>Y</text:p>
          </table:table-cell>
          <table:table-cell office:value-type="string">
            <text:p>Chipper Jones (minors)\jonesch06</text:p>
          </table:table-cell>
          <table:table-cell office:value-type="string">
            <text:p>SS</text:p>
          </table:table-cell>
          <table:table-cell office:value-type="float" office:value="85">
            <text:p>85</text:p>
          </table:table-cell>
          <table:table-cell office:value-type="float" office:value="2499">
            <text:p>2499</text:p>
          </table:table-cell>
          <table:table-cell office:value-type="float" office:value="8984">
            <text:p>8984</text:p>
          </table:table-cell>
          <table:table-cell office:value-type="float" office:value="468">
            <text:p>468</text:p>
          </table:table-cell>
          <table:table-cell office:value-type="float" office:value="0.303">
            <text:p>0.303</text:p>
          </table:table-cell>
          <table:table-cell office:value-type="float" office:value="0.93">
            <text:p>0.9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The Bolles School (Jacksonville FL)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Orioles</text:p>
          </table:table-cell>
          <table:table-cell office:value-type="string">
            <text:p>Y</text:p>
          </table:table-cell>
          <table:table-cell office:value-type="string">
            <text:p>Ben McDonald (minors)\mcdonbe01</text:p>
          </table:table-cell>
          <table:table-cell office:value-type="string">
            <text:p>RHP</text:p>
          </table:table-cell>
          <table:table-cell office:value-type="float" office:value="20.9">
            <text:p>20.9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3.91">
            <text:p>3.91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Louisiana State University (Baton Rouge LA)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adres</text:p>
          </table:table-cell>
          <table:table-cell office:value-type="string">
            <text:p>Y</text:p>
          </table:table-cell>
          <table:table-cell office:value-type="string">
            <text:p>Andy Benes (minors)\benesan01</text:p>
          </table:table-cell>
          <table:table-cell office:value-type="string">
            <text:p>RHP</text:p>
          </table:table-cell>
          <table:table-cell office:value-type="float" office:value="31.7">
            <text:p>31.7</text:p>
          </table:table-cell>
          <table:table-cell office:value-type="float" office:value="405">
            <text:p>405</text:p>
          </table:table-cell>
          <table:table-cell office:value-type="float" office:value="741">
            <text:p>741</text:p>
          </table:table-cell>
          <table:table-cell office:value-type="float" office:value="8">
            <text:p>8</text:p>
          </table:table-cell>
          <table:table-cell office:value-type="float" office:value="0.143">
            <text:p>0.143</text:p>
          </table:table-cell>
          <table:table-cell office:value-type="float" office:value="0.39">
            <text:p>0.39</text:p>
          </table:table-cell>
          <table:table-cell office:value-type="float" office:value="403">
            <text:p>403</text:p>
          </table:table-cell>
          <table:table-cell office:value-type="float" office:value="155">
            <text:p>155</text:p>
          </table:table-cell>
          <table:table-cell office:value-type="float" office:value="139">
            <text:p>139</text:p>
          </table:table-cell>
          <table:table-cell office:value-type="float" office:value="3.97">
            <text:p>3.97</text:p>
          </table:table-cell>
          <table:table-cell office:value-type="float" office:value="1.31">
            <text:p>1.31</text:p>
          </table:table-cell>
          <table:table-cell office:value-type="float" office:value="1">
            <text:p>1</text:p>
          </table:table-cell>
          <table:table-cell office:value-type="string">
            <text:p>4Yr</text:p>
          </table:table-cell>
          <table:table-cell office:value-type="string">
            <text:p>University of Evansville (Evansville IN)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ariners</text:p>
          </table:table-cell>
          <table:table-cell office:value-type="string">
            <text:p>Y</text:p>
          </table:table-cell>
          <table:table-cell office:value-type="string">
            <text:p>Ken Griffey (minors)\griffke02</text:p>
          </table:table-cell>
          <table:table-cell office:value-type="string">
            <text:p>OF</text:p>
          </table:table-cell>
          <table:table-cell office:value-type="float" office:value="83.6">
            <text:p>83.6</text:p>
          </table:table-cell>
          <table:table-cell office:value-type="float" office:value="2671">
            <text:p>2671</text:p>
          </table:table-cell>
          <table:table-cell office:value-type="float" office:value="9801">
            <text:p>9801</text:p>
          </table:table-cell>
          <table:table-cell office:value-type="float" office:value="630">
            <text:p>630</text:p>
          </table:table-cell>
          <table:table-cell office:value-type="float" office:value="0.284">
            <text:p>0.284</text:p>
          </table:table-cell>
          <table:table-cell office:value-type="float" office:value="0.907">
            <text:p>0.907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Archbishop Moeller HS (Cincinnati OH)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irates</text:p>
          </table:table-cell>
          <table:table-cell office:value-type="string">
            <text:p>Y</text:p>
          </table:table-cell>
          <table:table-cell office:value-type="string">
            <text:p>Jeff King (minors)\kingje01</text:p>
          </table:table-cell>
          <table:table-cell office:value-type="string">
            <text:p>SS</text:p>
          </table:table-cell>
          <table:table-cell office:value-type="float" office:value="16.7">
            <text:p>16.7</text:p>
          </table:table-cell>
          <table:table-cell office:value-type="float" office:value="1201">
            <text:p>1201</text:p>
          </table:table-cell>
          <table:table-cell office:value-type="float" office:value="4262">
            <text:p>4262</text:p>
          </table:table-cell>
          <table:table-cell office:value-type="float" office:value="154">
            <text:p>154</text:p>
          </table:table-cell>
          <table:table-cell office:value-type="float" office:value="0.256">
            <text:p>0.256</text:p>
          </table:table-cell>
          <table:table-cell office:value-type="float" office:value="0.749">
            <text:p>0.749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University of Arkansas (Fayetteville AR)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Brewers</text:p>
          </table:table-cell>
          <table:table-cell office:value-type="string">
            <text:p>Y</text:p>
          </table:table-cell>
          <table:table-cell office:value-type="string">
            <text:p>B.J. Surhoff (minors)\surhob.01</text:p>
          </table:table-cell>
          <table:table-cell office:value-type="string">
            <text:p>SS</text:p>
          </table:table-cell>
          <table:table-cell office:value-type="float" office:value="34.3">
            <text:p>34.3</text:p>
          </table:table-cell>
          <table:table-cell office:value-type="float" office:value="2313">
            <text:p>2313</text:p>
          </table:table-cell>
          <table:table-cell office:value-type="float" office:value="8258">
            <text:p>8258</text:p>
          </table:table-cell>
          <table:table-cell office:value-type="float" office:value="188">
            <text:p>188</text:p>
          </table:table-cell>
          <table:table-cell office:value-type="float" office:value="0.282">
            <text:p>0.282</text:p>
          </table:table-cell>
          <table:table-cell office:value-type="float" office:value="0.745">
            <text:p>0.745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University of North Carolina at Chapel Hill (Chapel Hill NC)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ets</text:p>
          </table:table-cell>
          <table:table-cell office:value-type="string">
            <text:p>Y</text:p>
          </table:table-cell>
          <table:table-cell office:value-type="string">
            <text:p>Shawn Abner (minors)\abnersh01</text:p>
          </table:table-cell>
          <table:table-cell office:value-type="string">
            <text:p>OF</text:p>
          </table:table-cell>
          <table:table-cell office:value-type="float" office:value="-1.3">
            <text:p>-1.3</text:p>
          </table:table-cell>
          <table:table-cell office:value-type="float" office:value="392">
            <text:p>392</text:p>
          </table:table-cell>
          <table:table-cell office:value-type="float" office:value="840">
            <text:p>840</text:p>
          </table:table-cell>
          <table:table-cell office:value-type="float" office:value="11">
            <text:p>11</text:p>
          </table:table-cell>
          <table:table-cell office:value-type="float" office:value="0.227">
            <text:p>0.227</text:p>
          </table:table-cell>
          <table:table-cell office:value-type="float" office:value="0.591">
            <text:p>0.591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Mechanicsburg Area HS (Mechanicsburg PA)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Twins</text:p>
          </table:table-cell>
          <table:table-cell office:value-type="string">
            <text:p>N</text:p>
          </table:table-cell>
          <table:table-cell office:value-type="string">
            <text:p>Tim Belcher (minors)\belchti01</text:p>
          </table:table-cell>
          <table:table-cell office:value-type="string">
            <text:p>RHP</text:p>
          </table:table-cell>
          <table:table-cell office:value-type="float" office:value="26.2">
            <text:p>26.2</text:p>
          </table:table-cell>
          <table:table-cell office:value-type="float" office:value="394">
            <text:p>394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0.124">
            <text:p>0.124</text:p>
          </table:table-cell>
          <table:table-cell office:value-type="float" office:value="0.299">
            <text:p>0.299</text:p>
          </table:table-cell>
          <table:table-cell office:value-type="float" office:value="394">
            <text:p>394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4.16">
            <text:p>4.16</text:p>
          </table:table-cell>
          <table:table-cell office:value-type="float" office:value="1.34">
            <text:p>1.34</text:p>
          </table:table-cell>
          <table:table-cell office:value-type="float" office:value="5">
            <text:p>5</text:p>
          </table:table-cell>
          <table:table-cell office:value-type="string">
            <text:p>4Yr</text:p>
          </table:table-cell>
          <table:table-cell office:value-type="string">
            <text:p>Mount Vernon Nazarene University (Mount Vernon OH)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Cubs</text:p>
          </table:table-cell>
          <table:table-cell office:value-type="string">
            <text:p>Y</text:p>
          </table:table-cell>
          <table:table-cell office:value-type="string">
            <text:p>Shawon Dunston (minors)\dunstsh01</text:p>
          </table:table-cell>
          <table:table-cell office:value-type="string">
            <text:p>SS</text:p>
          </table:table-cell>
          <table:table-cell office:value-type="float" office:value="11.5">
            <text:p>11.5</text:p>
          </table:table-cell>
          <table:table-cell office:value-type="float" office:value="1814">
            <text:p>1814</text:p>
          </table:table-cell>
          <table:table-cell office:value-type="float" office:value="5927">
            <text:p>5927</text:p>
          </table:table-cell>
          <table:table-cell office:value-type="float" office:value="150">
            <text:p>150</text:p>
          </table:table-cell>
          <table:table-cell office:value-type="float" office:value="0.269">
            <text:p>0.269</text:p>
          </table:table-cell>
          <table:table-cell office:value-type="float" office:value="0.712">
            <text:p>0.712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Thomas Jefferson HS (Brooklyn NY)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ariners</text:p>
          </table:table-cell>
          <table:table-cell office:value-type="string">
            <text:p>Y</text:p>
          </table:table-cell>
          <table:table-cell office:value-type="string">
            <text:p>Mike Moore (minors)\mooremi01</text:p>
          </table:table-cell>
          <table:table-cell office:value-type="string">
            <text:p>RHP</text:p>
          </table:table-cell>
          <table:table-cell office:value-type="float" office:value="28.5">
            <text:p>28.5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office:value-type="float" office:value="4.39">
            <text:p>4.39</text:p>
          </table:table-cell>
          <table:table-cell office:value-type="float" office:value="1.42">
            <text:p>1.42</text:p>
          </table:table-cell>
          <table:table-cell office:value-type="float" office:value="2">
            <text:p>2</text:p>
          </table:table-cell>
          <table:table-cell office:value-type="string">
            <text:p>4Yr</text:p>
          </table:table-cell>
          <table:table-cell office:value-type="string">
            <text:p>Oral Roberts University (Tulsa OK)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ets</text:p>
          </table:table-cell>
          <table:table-cell office:value-type="string">
            <text:p>Y</text:p>
          </table:table-cell>
          <table:table-cell office:value-type="string">
            <text:p>Darryl Strawberry (minors)\strawda01</text:p>
          </table:table-cell>
          <table:table-cell office:value-type="string">
            <text:p>OF</text:p>
          </table:table-cell>
          <table:table-cell office:value-type="float" office:value="42">
            <text:p>42</text:p>
          </table:table-cell>
          <table:table-cell office:value-type="float" office:value="1583">
            <text:p>1583</text:p>
          </table:table-cell>
          <table:table-cell office:value-type="float" office:value="5418">
            <text:p>5418</text:p>
          </table:table-cell>
          <table:table-cell office:value-type="float" office:value="335">
            <text:p>335</text:p>
          </table:table-cell>
          <table:table-cell office:value-type="float" office:value="0.259">
            <text:p>0.259</text:p>
          </table:table-cell>
          <table:table-cell office:value-type="float" office:value="0.862">
            <text:p>0.862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renshaw HS (Los Angeles CA)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ariners</text:p>
          </table:table-cell>
          <table:table-cell office:value-type="string">
            <text:p>Y</text:p>
          </table:table-cell>
          <table:table-cell office:value-type="string">
            <text:p>Al Chambers (minors)\chambal01</text:p>
          </table:table-cell>
          <table:table-cell office:value-type="string">
            <text:p>OF</text:p>
          </table:table-cell>
          <table:table-cell office:value-type="float" office:value="-0.5">
            <text:p>-0.5</text:p>
          </table:table-cell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208">
            <text:p>0.208</text:p>
          </table:table-cell>
          <table:table-cell office:value-type="float" office:value="0.618">
            <text:p>0.618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John Harris HS (Harrisburg PA)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Braves</text:p>
          </table:table-cell>
          <table:table-cell office:value-type="string">
            <text:p>Y</text:p>
          </table:table-cell>
          <table:table-cell office:value-type="string">
            <text:p>Bob Horner (minors)\hornebo01</text:p>
          </table:table-cell>
          <table:table-cell office:value-type="string">
            <text:p>3B</text:p>
          </table:table-cell>
          <table:table-cell office:value-type="float" office:value="21.7">
            <text:p>21.7</text:p>
          </table:table-cell>
          <table:table-cell office:value-type="float" office:value="1020">
            <text:p>1020</text:p>
          </table:table-cell>
          <table:table-cell office:value-type="float" office:value="3777">
            <text:p>3777</text:p>
          </table:table-cell>
          <table:table-cell office:value-type="float" office:value="218">
            <text:p>218</text:p>
          </table:table-cell>
          <table:table-cell office:value-type="float" office:value="0.277">
            <text:p>0.277</text:p>
          </table:table-cell>
          <table:table-cell office:value-type="float" office:value="0.839">
            <text:p>0.839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Arizona State University (Tempe AZ)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White Sox</text:p>
          </table:table-cell>
          <table:table-cell office:value-type="string">
            <text:p>Y</text:p>
          </table:table-cell>
          <table:table-cell office:value-type="string">
            <text:p>Harold Baines (minors)\baineha01</text:p>
          </table:table-cell>
          <table:table-cell office:value-type="string">
            <text:p>1B</text:p>
          </table:table-cell>
          <table:table-cell office:value-type="float" office:value="38.5">
            <text:p>38.5</text:p>
          </table:table-cell>
          <table:table-cell office:value-type="float" office:value="2830">
            <text:p>2830</text:p>
          </table:table-cell>
          <table:table-cell office:value-type="float" office:value="9908">
            <text:p>9908</text:p>
          </table:table-cell>
          <table:table-cell office:value-type="float" office:value="384">
            <text:p>384</text:p>
          </table:table-cell>
          <table:table-cell office:value-type="float" office:value="0.289">
            <text:p>0.289</text:p>
          </table:table-cell>
          <table:table-cell office:value-type="float" office:value="0.82">
            <text:p>0.82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St. Michael's HS (Easton MD)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stros</text:p>
          </table:table-cell>
          <table:table-cell office:value-type="string">
            <text:p>Y</text:p>
          </table:table-cell>
          <table:table-cell office:value-type="string">
            <text:p>Floyd Bannister (minors)\bannifl01</text:p>
          </table:table-cell>
          <table:table-cell office:value-type="string">
            <text:p>LHP</text:p>
          </table:table-cell>
          <table:table-cell office:value-type="float" office:value="26.9">
            <text:p>26.9</text:p>
          </table:table-cell>
          <table:table-cell office:value-type="float" office:value="431">
            <text:p>43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.383">
            <text:p>0.383</text:p>
          </table:table-cell>
          <table:table-cell office:value-type="float" office:value="431">
            <text:p>431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4.06">
            <text:p>4.06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string">
            <text:p>4Yr</text:p>
          </table:table-cell>
          <table:table-cell office:value-type="string">
            <text:p>Arizona State University (Tempe AZ)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ngels</text:p>
          </table:table-cell>
          <table:table-cell office:value-type="string">
            <text:p>Y</text:p>
          </table:table-cell>
          <table:table-cell office:value-type="string">
            <text:p>Danny Goodwin (minors)\goodwda01</text:p>
          </table:table-cell>
          <table:table-cell office:value-type="string">
            <text:p>C</text:p>
          </table:table-cell>
          <table:table-cell office:value-type="float" office:value="-1.7">
            <text:p>-1.7</text:p>
          </table:table-cell>
          <table:table-cell office:value-type="float" office:value="252">
            <text:p>252</text:p>
          </table:table-cell>
          <table:table-cell office:value-type="float" office:value="636">
            <text:p>636</text:p>
          </table:table-cell>
          <table:table-cell office:value-type="float" office:value="13">
            <text:p>13</text:p>
          </table:table-cell>
          <table:table-cell office:value-type="float" office:value="0.236">
            <text:p>0.236</text:p>
          </table:table-cell>
          <table:table-cell office:value-type="float" office:value="0.674">
            <text:p>0.674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Southern University and A&amp;M College (Baton Rouge LA)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adres</text:p>
          </table:table-cell>
          <table:table-cell office:value-type="string">
            <text:p>Y</text:p>
          </table:table-cell>
          <table:table-cell office:value-type="string">
            <text:p>Bill Almon (minors)\almonbi01</text:p>
          </table:table-cell>
          <table:table-cell office:value-type="string">
            <text:p>SS</text:p>
          </table:table-cell>
          <table:table-cell office:value-type="float" office:value="4.8">
            <text:p>4.8</text:p>
          </table:table-cell>
          <table:table-cell office:value-type="float" office:value="1236">
            <text:p>1236</text:p>
          </table:table-cell>
          <table:table-cell office:value-type="float" office:value="3330">
            <text:p>3330</text:p>
          </table:table-cell>
          <table:table-cell office:value-type="float" office:value="36">
            <text:p>36</text:p>
          </table:table-cell>
          <table:table-cell office:value-type="float" office:value="0.254">
            <text:p>0.254</text:p>
          </table:table-cell>
          <table:table-cell office:value-type="float" office:value="0.648">
            <text:p>0.648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Brown University (Providence RI)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Rangers</text:p>
          </table:table-cell>
          <table:table-cell office:value-type="string">
            <text:p>Y</text:p>
          </table:table-cell>
          <table:table-cell office:value-type="string">
            <text:p>David Clyde (minors)\clydeda01</text:p>
          </table:table-cell>
          <table:table-cell office:value-type="string">
            <text:p>LHP</text:p>
          </table:table-cell>
          <table:table-cell office:value-type="float" office:value="0.7">
            <text:p>0.7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.63">
            <text:p>4.63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HS</text:p>
          </table:table-cell>
          <table:table-cell office:value-type="string">
            <text:p>Westchester HS (Houston TX)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adres</text:p>
          </table:table-cell>
          <table:table-cell office:value-type="string">
            <text:p>Y</text:p>
          </table:table-cell>
          <table:table-cell office:value-type="string">
            <text:p>Dave Roberts (minors)\roberda06</text:p>
          </table:table-cell>
          <table:table-cell office:value-type="string">
            <text:p>3B</text:p>
          </table:table-cell>
          <table:table-cell office:value-type="float" office:value="0.4">
            <text:p>0.4</text:p>
          </table:table-cell>
          <table:table-cell office:value-type="float" office:value="709">
            <text:p>709</text:p>
          </table:table-cell>
          <table:table-cell office:value-type="float" office:value="2017">
            <text:p>2017</text:p>
          </table:table-cell>
          <table:table-cell office:value-type="float" office:value="49">
            <text:p>49</text:p>
          </table:table-cell>
          <table:table-cell office:value-type="float" office:value="0.239">
            <text:p>0.239</text:p>
          </table:table-cell>
          <table:table-cell office:value-type="float" office:value="0.644">
            <text:p>0.644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University of Oregon (Eugene OR)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White Sox</text:p>
          </table:table-cell>
          <table:table-cell office:value-type="string">
            <text:p>N</text:p>
          </table:table-cell>
          <table:table-cell office:value-type="string">
            <text:p>Danny Goodwin (minors)\goodwda01</text:p>
          </table:table-cell>
          <table:table-cell office:value-type="string">
            <text:p>C</text:p>
          </table:table-cell>
          <table:table-cell office:value-type="float" office:value="-1.7">
            <text:p>-1.7</text:p>
          </table:table-cell>
          <table:table-cell office:value-type="float" office:value="252">
            <text:p>252</text:p>
          </table:table-cell>
          <table:table-cell office:value-type="float" office:value="636">
            <text:p>636</text:p>
          </table:table-cell>
          <table:table-cell office:value-type="float" office:value="13">
            <text:p>13</text:p>
          </table:table-cell>
          <table:table-cell office:value-type="float" office:value="0.236">
            <text:p>0.236</text:p>
          </table:table-cell>
          <table:table-cell office:value-type="float" office:value="0.674">
            <text:p>0.674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Peoria Central HS (Peoria IL)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Padres</text:p>
          </table:table-cell>
          <table:table-cell office:value-type="string">
            <text:p>Y</text:p>
          </table:table-cell>
          <table:table-cell office:value-type="string">
            <text:p>Mike Ivie (minors)\iviemi01</text:p>
          </table:table-cell>
          <table:table-cell office:value-type="string">
            <text:p>C</text:p>
          </table:table-cell>
          <table:table-cell office:value-type="float" office:value="7.2">
            <text:p>7.2</text:p>
          </table:table-cell>
          <table:table-cell office:value-type="float" office:value="857">
            <text:p>857</text:p>
          </table:table-cell>
          <table:table-cell office:value-type="float" office:value="2694">
            <text:p>2694</text:p>
          </table:table-cell>
          <table:table-cell office:value-type="float" office:value="81">
            <text:p>81</text:p>
          </table:table-cell>
          <table:table-cell office:value-type="float" office:value="0.269">
            <text:p>0.269</text:p>
          </table:table-cell>
          <table:table-cell office:value-type="float" office:value="0.744">
            <text:p>0.744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Walker HS (Atlanta GA)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Senators</text:p>
          </table:table-cell>
          <table:table-cell office:value-type="string">
            <text:p>Y</text:p>
          </table:table-cell>
          <table:table-cell office:value-type="string">
            <text:p>Jeff Burroughs (minors)\burroje01</text:p>
          </table:table-cell>
          <table:table-cell office:value-type="string">
            <text:p>OF</text:p>
          </table:table-cell>
          <table:table-cell office:value-type="float" office:value="17.6">
            <text:p>17.6</text:p>
          </table:table-cell>
          <table:table-cell office:value-type="float" office:value="1689">
            <text:p>1689</text:p>
          </table:table-cell>
          <table:table-cell office:value-type="float" office:value="5536">
            <text:p>5536</text:p>
          </table:table-cell>
          <table:table-cell office:value-type="float" office:value="240">
            <text:p>240</text:p>
          </table:table-cell>
          <table:table-cell office:value-type="float" office:value="0.261">
            <text:p>0.261</text:p>
          </table:table-cell>
          <table:table-cell office:value-type="float" office:value="0.795">
            <text:p>0.795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Woodrow Wilson HS (Long Beach CA)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ets</text:p>
          </table:table-cell>
          <table:table-cell office:value-type="string">
            <text:p>Y</text:p>
          </table:table-cell>
          <table:table-cell office:value-type="string">
            <text:p>Tim Foli (minors)\foliti01</text:p>
          </table:table-cell>
          <table:table-cell office:value-type="string">
            <text:p>SS</text:p>
          </table:table-cell>
          <table:table-cell office:value-type="float" office:value="5.5">
            <text:p>5.5</text:p>
          </table:table-cell>
          <table:table-cell office:value-type="float" office:value="1696">
            <text:p>1696</text:p>
          </table:table-cell>
          <table:table-cell office:value-type="float" office:value="6047">
            <text:p>6047</text:p>
          </table:table-cell>
          <table:table-cell office:value-type="float" office:value="25">
            <text:p>25</text:p>
          </table:table-cell>
          <table:table-cell office:value-type="float" office:value="0.251">
            <text:p>0.251</text:p>
          </table:table-cell>
          <table:table-cell office:value-type="float" office:value="0.593">
            <text:p>0.59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Notre Dame HS (Sherman Oaks CA)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Yankees</text:p>
          </table:table-cell>
          <table:table-cell office:value-type="string">
            <text:p>Y</text:p>
          </table:table-cell>
          <table:table-cell office:value-type="string">
            <text:p>Ron Blomberg (minors)\blombro01</text:p>
          </table:table-cell>
          <table:table-cell office:value-type="string">
            <text:p>1B</text:p>
          </table:table-cell>
          <table:table-cell office:value-type="float" office:value="9.4">
            <text:p>9.4</text:p>
          </table:table-cell>
          <table:table-cell office:value-type="float" office:value="461">
            <text:p>461</text:p>
          </table:table-cell>
          <table:table-cell office:value-type="float" office:value="1333">
            <text:p>1333</text:p>
          </table:table-cell>
          <table:table-cell office:value-type="float" office:value="52">
            <text:p>52</text:p>
          </table:table-cell>
          <table:table-cell office:value-type="float" office:value="0.293">
            <text:p>0.293</text:p>
          </table:table-cell>
          <table:table-cell office:value-type="float" office:value="0.832">
            <text:p>0.832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Druid Hills HS (Atlanta GA)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Mets</text:p>
          </table:table-cell>
          <table:table-cell office:value-type="string">
            <text:p>Y</text:p>
          </table:table-cell>
          <table:table-cell office:value-type="string">
            <text:p>Steven Chilcott (minors)</text:p>
          </table:table-cell>
          <table:table-cell office:value-type="string">
            <text:p>C</text:p>
          </table:table-cell>
          <table:table-cell table:number-columns-repeated="12"/>
          <table:table-cell office:value-type="string">
            <text:p>HS</text:p>
          </table:table-cell>
          <table:table-cell office:value-type="string">
            <text:p>Antelope Valley HS (Lancaster CA)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Rnd</text:p>
          </table:table-cell>
          <table:table-cell office:value-type="float" office:value="1">
            <text:p>1</text:p>
          </table:table-cell>
          <table:table-cell office:value-type="string">
            <text:p>Athletics</text:p>
          </table:table-cell>
          <table:table-cell office:value-type="string">
            <text:p>Y</text:p>
          </table:table-cell>
          <table:table-cell office:value-type="string">
            <text:p>Rick Monday (minors)\mondari01</text:p>
          </table:table-cell>
          <table:table-cell office:value-type="string">
            <text:p>OF</text:p>
          </table:table-cell>
          <table:table-cell office:value-type="float" office:value="33.1">
            <text:p>33.1</text:p>
          </table:table-cell>
          <table:table-cell office:value-type="float" office:value="1986">
            <text:p>1986</text:p>
          </table:table-cell>
          <table:table-cell office:value-type="float" office:value="6136">
            <text:p>6136</text:p>
          </table:table-cell>
          <table:table-cell office:value-type="float" office:value="241">
            <text:p>241</text:p>
          </table:table-cell>
          <table:table-cell office:value-type="float" office:value="0.264">
            <text:p>0.264</text:p>
          </table:table-cell>
          <table:table-cell office:value-type="float" office:value="0.804">
            <text:p>0.804</text:p>
          </table:table-cell>
          <table:table-cell table:number-columns-repeated="6"/>
          <table:table-cell office:value-type="string">
            <text:p>4Yr</text:p>
          </table:table-cell>
          <table:table-cell office:value-type="string">
            <text:p>Arizona State University (Tempe AZ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3/07/2017</text:date>, <text:time>01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Lansdowne</meta:initial-creator>
    <meta:creation-date>2017-03-07T01:09:44</meta:creation-date>
    <dc:date>2017-03-07T01:11:04</dc:date>
    <dc:creator>Anna Lansdowne</dc:creator>
    <meta:editing-duration>PT1M21S</meta:editing-duration>
    <meta:editing-cycles>1</meta:editing-cycles>
    <meta:document-statistic meta:table-count="3" meta:cell-count="907" meta:object-count="0"/>
    <meta:generator>OpenOffice/4.1.3$Unix OpenOffice.org_project/413m1$Build-9783</meta:generator>
  </office:meta>
</office:document-meta>
</file>